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Text_20_body">
      <style:paragraph-properties fo:text-align="center" style:justify-single-word="false"/>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SS-UP</text:p>
      <text:p text:style-name="P2">Physics <text:span text:style-name="T1">Multiple Choice </text:span><text:span text:style-name="T2">Which of the following statements regarding spin is false?</text:span></text:p>
      <text:p text:style-name="P4"><text:tab/>W) Spin does not have a counterpart in classical mechanics.</text:p>
      <text:p text:style-name="P4"><text:tab/>X) The two types of angular momentum in quantum physics are spin and orbital angular <text:tab/>momentum.</text:p>
      <text:p text:style-name="P4"><text:tab/>Y) Spin is written as a multiple of the reduced Planck constant.</text:p>
      <text:p text:style-name="P4"><text:tab/>Z) Spin is a scalar quantity, possessing only a direction.</text:p>
      <text:p text:style-name="P4">ANSWER: Z) SPIN IS A SCALAR QUANTITY, POSSESSING ONLY A DIRECTION.</text:p>
      <text:p text:style-name="P4"/>
      <text:p text:style-name="P3">BONUS</text:p>
      <text:p text:style-name="P2"><text:span text:style-name="T2">Physics </text:span><text:span text:style-name="T1">Short Answer </text:span><text:span text:style-name="T2">Give the spin of each of the following particles, according to the Standard Model of particle physics: down quark, tau lepton, gluon, Higgs boson.</text:span></text:p>
      <text:p text:style-name="P4"/>
      <text:p text:style-name="P4">ANSWER: ½, ½, 1, 0</text:p>
      <text:p text:style-name="P4"/>
      <text:p text:style-name="P3">TOSS-UP</text:p>
      <text:p text:style-name="P2"><text:span text:style-name="T2">Chemistry </text:span><text:span text:style-name="T1">Multiple Choice </text:span><text:span text:style-name="T2">Name the type of intermolecular force that is seen in the interaction of HCl and Ar, in which Ar experiences a dipole as its electrons are attracted to H and repelled from Cl.</text:span></text:p>
      <text:p text:style-name="P4"><text:tab/>W) London dispersion force</text:p>
      <text:p text:style-name="P4"><text:tab/>X) Debye force</text:p>
      <text:p text:style-name="P4"><text:tab/>Y) Dipole-dipole force</text:p>
      <text:p text:style-name="P4"><text:tab/>Z) Hydrogen bonding</text:p>
      <text:p text:style-name="P4">ANSWER: X) DEBYE FORCE</text:p>
      <text:p text:style-name="P4"/>
      <text:p text:style-name="P3">BONUS</text:p>
      <text:p text:style-name="P2"><text:span text:style-name="T2">Chemistry </text:span><text:span text:style-name="T1">Short Answer </text:span><text:span text:style-name="T2">By name or number, indicate all of the following four statements about Van der Waals forces that is or are true.</text:span></text:p>
      <text:p text:style-name="P4"><text:tab/>1: A London dispersion force is a force between two instantaneously induced dipoles.</text:p>
      <text:p text:style-name="P4"><text:tab/>2: A Keesom force is a force between one induced and one permanent dipole.</text:p>
      <text:p text:style-name="P4"><text:tab/>3: London dispersion forces decrease with molar mass.</text:p>
      <text:p text:style-name="P4"><text:tab/>4: All intermolecular forces must contain a repulsive component.</text:p>
      <text:p text:style-name="P2"><text:span text:style-name="T2">ANSWER: '1 and 4'</text:span></text:p>
      <text:p text:style-name="P10"><text:span text:style-name="T2"/></text:p>
      <text:p text:style-name="P9"><text:span text:style-name="T2">TOSS-UP</text:span></text:p>
      <text:p text:style-name="P10"><text:span text:style-name="T2">Biology </text:span><text:span text:style-name="T1">Short Answer </text:span><text:span text:style-name="T2">What is the name for the natural selection that favors altruistic behavior by enhancing reproductive success of relatives?</text:span></text:p>
      <text:p text:style-name="P10"><text:span text:style-name="T2">ANSWER: KIN SELECTION</text:span></text:p>
      <text:p text:style-name="P9"><text:span text:style-name="T2">BONUS</text:span></text:p>
      <text:p text:style-name="P10"><text:span text:style-name="T2">Biology </text:span><text:span text:style-name="T1">Short Answer </text:span><text:span text:style-name="T2">The probability that at a random locus, the alleles of two random ducks being the same is approximately 12.5%. Answer the following two questions.</text:span></text:p>
      <text:p text:style-name="P10"><text:span text:style-name="T2"><text:tab/>1: What is the most likely relationship between two ducks?</text:span></text:p>
      <text:p text:style-name="P10"><text:span text:style-name="T2"><text:tab/>2: Each duck can father four ducklings. If the reproductive cost of performing an altruistic act to save this duck is 25%, is the duck likely to perform this act?</text:span></text:p>
      <text:p text:style-name="P10"><text:span text:style-name="T2"><text:tab/>3: What is the name for the rule relating the relatedness of two animals to the reproductive benefit of performing an altruistic act.</text:span></text:p>
      <text:p text:style-name="P10"><text:soft-page-break/><text:span text:style-name="T2">ANSWER: 1: cousins, 2: no, 3: Hamilton's rule</text:span></text:p>
      <text:p text:style-name="P9"><text:span text:style-name="T2">TOSS-UP</text:span></text:p>
      <text:p text:style-name="P10"><text:span text:style-name="T2">Earth and Space Science </text:span><text:span text:style-name="T1">Multiple Choice </text:span><text:span text:style-name="T2">What is the name for the glacial process that is the tendency of a glacier to move slowly or deform permanently under the influence of stresses?</text:span></text:p>
      <text:p text:style-name="P10"><text:span text:style-name="T2"><text:tab/>W) Ablation</text:span></text:p>
      <text:p text:style-name="P10"><text:span text:style-name="T2"><text:tab/>X) Creep</text:span></text:p>
      <text:p text:style-name="P10"><text:tab/>Y) Accumulation</text:p>
      <text:p text:style-name="P10"><text:tab/>Z) Surge</text:p>
      <text:p text:style-name="P10">ANSWER: X) CREEP</text:p>
      <text:p text:style-name="P10"/>
      <text:p text:style-name="P9">BONUS</text:p>
      <text:p text:style-name="P10">Earth and Space Science <text:span text:style-name="T1">Short Answer </text:span><text:span text:style-name="T2">By name or number, indicate all of the following four statements that is or are true regarding glaciers.</text:span></text:p>
      <text:p text:style-name="P10"><text:span text:style-name="T2"><text:tab/>1: An outwash fan is a body of sediments deposited by braided streams from a glacier</text:span></text:p>
      <text:p text:style-name="P10"><text:span text:style-name="T2"><text:tab/>2: Calving is the removal of material from the surface of an object by chipping, vaporization or <text:tab/>other erosive processes.</text:span></text:p>
      <text:p text:style-name="P10"><text:span text:style-name="T2"><text:tab/>3: A kame is a long winding ridge of stratified edge and gravel. </text:span></text:p>
      <text:p text:style-name="P10"><text:span text:style-name="T2"><text:tab/>4: An esker is an elongated hill in the shape of an inverted spoon or half-buried egg.</text:span></text:p>
      <text:p text:style-name="P10"><text:span text:style-name="T2">ANSWER: '1 only'</text:span></text:p>
      <text:p text:style-name="P10"><text:span text:style-name="T2"/></text:p>
      <text:p text:style-name="P9"><text:span text:style-name="T2">TOSS-UP</text:span></text:p>
      <text:p text:style-name="P10"><text:span text:style-name="T2">Mathematics </text:span><text:span text:style-name="T1">Short Answer </text:span><text:span text:style-name="T2">In a group of 10 people, 60 percent have brown eyes. Two people are selected at random. Giving your answer in reduced decimal form, what is the probability that neither person will have brown eyes?</text:span></text:p>
      <text:p text:style-name="P10"><text:span text:style-name="T2">ANSWER: 6/45</text:span></text:p>
      <text:p text:style-name="P10"><text:span text:style-name="T2"/></text:p>
      <text:p text:style-name="P9"><text:span text:style-name="T2">BONUS</text:span></text:p>
      <text:p text:style-name="P10"><text:span text:style-name="T2">Mathematics </text:span><text:span text:style-name="T1">Short Answer </text:span><text:span text:style-name="T2">Event A has probability .6, and Event B has probability .5. The probability of A or B happening is .9. Find P((A u B) n (B n ((A n B) u A)).</text:span></text:p>
      <text:p text:style-name="P10"><text:span text:style-name="T2">ANSWER: .2</text:span></text:p>
      <text:p text:style-name="P10"><text:span text:style-name="T2"/></text:p>
      <text:p text:style-name="P3">TOSS-UP</text:p>
      <text:p text:style-name="P2"><text:span text:style-name="T2">Physics </text:span><text:span text:style-name="T1">Short Answer</text:span><text:span text:style-name="T2"> A ball traveling in a vacuum with mass 5 kg has position, in meters, x(t) = 5t^2 + 6t + 1 at any positive time t, in seconds. Find the net force on this ball at time t = 300.</text:span></text:p>
      <text:p text:style-name="P4"/>
      <text:p text:style-name="P4">ANSWER: 10 meters / second^2</text:p>
      <text:p text:style-name="P4"/>
      <text:p text:style-name="P3">BONUS</text:p>
      <text:p text:style-name="P2"><text:soft-page-break/><text:span text:style-name="T2">Physics </text:span><text:span text:style-name="T1">Short Answer </text:span><text:span text:style-name="T2">By name or number, indicate all of the following four statements which is or are true regarding Newtonian physics.</text:span></text:p>
      <text:p text:style-name="P4"><text:tab/>1: Impulse is defined as the integral over some time interval of F dt.</text:p>
      <text:p text:style-name="P4"><text:tab/>2: Variable-mass systems can be handled by making mass a function of time in the second law.</text:p>
      <text:p text:style-name="P4"><text:tab/>3: The time derivative of momentum is non-zero when the momentum changes direction.</text:p>
      <text:p text:style-name="P4"><text:tab/>4: Any reference frame that is in uniform motion with respect to an inertial frame is also an <text:tab/>inertial frame.</text:p>
      <text:p text:style-name="P4">ANSWER: '1, 3, and 4' or 'All but 2'</text:p>
      <text:p text:style-name="P4"/>
      <text:p text:style-name="P3">TOSS-UP</text:p>
      <text:p text:style-name="P2"><text:span text:style-name="T2">Chemistry </text:span><text:span text:style-name="T1">Short Answer </text:span><text:span text:style-name="T2">Name this type of voltaic cell consisting of a copper pot filled with a copper sulfate solution, immersed in an earthenware container filled with sulfuric acid and a zinc electrode, notable for being the historical basis for the contemporary definition of the volt.</text:span></text:p>
      <text:p text:style-name="P2"><text:span text:style-name="T2"/></text:p>
      <text:p text:style-name="P2"><text:span text:style-name="T2">ANSWER: DANIELL CELL</text:span></text:p>
      <text:p text:style-name="P7"/>
      <text:p text:style-name="P3">BONUS</text:p>
      <text:p text:style-name="P4">Chemistry <text:span text:style-name="T1">Short Answer </text:span>By name or number, indicate all of the following four statements which is or are true regarding batteries.</text:p>
      <text:p text:style-name="P4"><text:tab/>1: In a dry cell, the electrolyte is immobilized as paste.</text:p>
      <text:p text:style-name="P4"><text:tab/>2: Dry cells cannot operate in any orientation, as most dry cells contain free electrolyte.</text:p>
      <text:p text:style-name="P4"><text:tab/>3: A standard dry cell composses a zinc cathode and a carbon anode.</text:p>
      <text:p text:style-name="P4"><text:tab/>4: Dry cells often have ammonium chloride in the form of a paste next to the anode.</text:p>
      <text:p text:style-name="P4">ANSWER: '1 and 4'</text:p>
      <text:p text:style-name="P4"/>
      <text:p text:style-name="P4"/>
      <text:p text:style-name="P3">TOSS-UP</text:p>
      <text:p text:style-name="P4">Biology <text:span text:style-name="T1">Multiple Choice </text:span>What is the name for the transitional species of seedless vascular plants that paved the way for gymnosperms, one example being <text:span text:style-name="T1">Archaeopteris, </text:span>an ancient heterosporous tree with a woody stem but no seeds?</text:p>
      <text:p text:style-name="P4"><text:tab/>W) Progymnosperms</text:p>
      <text:p text:style-name="P4"><text:tab/>X) Pteridosperms</text:p>
      <text:p text:style-name="Text_20_body"><text:tab/>Y) Spermatophytes</text:p>
      <text:p text:style-name="Text_20_body"><text:tab/>Z) Angiosperms</text:p>
      <text:p text:style-name="Text_20_body">ANSWER: W) PROGYMNOSPERMS</text:p>
      <text:p text:style-name="Text_20_body"/>
      <text:p text:style-name="P9">BONUS</text:p>
      <text:p text:style-name="P10">Biology <text:span text:style-name="T1">Short Answer </text:span><text:span text:style-name="T2">Match the following three descriptions to the phyla Gnetophyta, Cycadophyta, Gingkophyta, or Coniferophyta.</text:span></text:p>
      <text:p text:style-name="P10"><text:span text:style-name="T2"><text:tab/>1: The genera in this phylum are grouped together based on molecular data and includes geni <text:tab/>like Welwischia, which has the largest known leaves.</text:span></text:p>
      <text:p text:style-name="P10"><text:span text:style-name="T2"><text:tab/>2: This phylum has large cones and palmlike leaves, and its namesake era was during the <text:tab/>Mesozoic era.<text:tab/></text:span></text:p>
      <text:p text:style-name="P10"><text:span text:style-name="T2"><text:tab/>3: This is the largest phylum of the gymnosperms; many are large evergreens that perform <text:tab/>limited photosynthesis.</text:span></text:p>
      <text:p text:style-name="P11"><text:soft-page-break/>ANSWER: GNETOPHYTA, CYCADOPHYTA, CONIFEROPHYTA</text:p>
      <text:p text:style-name="P10"><text:span text:style-name="T2"/></text:p>
      <text:p text:style-name="P9"><text:span text:style-name="T2">TOSS-UP</text:span></text:p>
      <text:p text:style-name="P10"><text:span text:style-name="T2">Earth and Space Science </text:span><text:span text:style-name="T1">Short Answer </text:span><text:span text:style-name="T2">By name or number, indicate all of the following three statements that is or are true regarding the earth's core.</text:span></text:p>
      <text:p text:style-name="P10"><text:span text:style-name="T2"><text:tab/>1: The inner core is a primarily solid ball that is smaller than the moon and as hot as the sun.</text:span></text:p>
      <text:p text:style-name="P10"><text:span text:style-name="T2"><text:tab/>2: The fact that precious metals are more abundant in the core than the crust is explained by the <text:tab/>theory of the iron catastrophe</text:span></text:p>
      <text:p text:style-name="P10"><text:span text:style-name="T2"><text:tab/>3: The Earth's interior is currently in a period of increasing temperature.</text:span></text:p>
      <text:p text:style-name="P10"><text:span text:style-name="T2">ANSWER: '1 and 2'</text:span></text:p>
      <text:p text:style-name="P10"><text:span text:style-name="T2"/></text:p>
      <text:p text:style-name="P9"><text:span text:style-name="T2">BONUS</text:span></text:p>
      <text:p text:style-name="P10"><text:span text:style-name="T2">Earth and Space Science </text:span><text:span text:style-name="T1">Short Answer </text:span><text:span text:style-name="T2">Rank the following four celestial bodies from highest albedo to lowest: Jupiter, Enceladus, Mercury, Mars.</text:span></text:p>
      <text:p text:style-name="P10"><text:span text:style-name="T2">ANSWER: ENCELADUS, JUPITER, MARS, MERCURY.</text:span></text:p>
      <text:p text:style-name="P10"><text:span text:style-name="T2"/></text:p>
      <text:p text:style-name="P9"><text:span text:style-name="T2">TOSS-UP</text:span></text:p>
      <text:p text:style-name="P10"><text:span text:style-name="T2">Mathematics </text:span><text:span text:style-name="T1">Short Answer </text:span><text:span text:style-name="T2">If f(x) = cube root (x^3 + 1), what is f inverse of 1?</text:span></text:p>
      <text:p text:style-name="P10"><text:span text:style-name="T2"/></text:p>
      <text:p text:style-name="P10"><text:span text:style-name="T2">ANSWER: 0</text:span></text:p>
      <text:p text:style-name="P10"><text:span text:style-name="T2"/></text:p>
      <text:p text:style-name="P9"><text:span text:style-name="T2">BONUS</text:span></text:p>
      <text:p text:style-name="P10"><text:span text:style-name="T2">Mathematics </text:span><text:span text:style-name="T1">Short Answer </text:span><text:span text:style-name="T2">Calculate the derivative of the function arcsin(x) = f(x) at x=sin(theta).</text:span></text:p>
      <text:p text:style-name="P10"><text:span text:style-name="T2"/></text:p>
      <text:p text:style-name="P11">ANSWER: sec(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Kempster</meta:initial-creator>
    <meta:creation-date>2013-01-06T15:19:55.70</meta:creation-date>
    <dc:date>2013-01-07T10:55:32.55</dc:date>
    <meta:editing-duration>PT12H15M4S</meta:editing-duration>
    <meta:editing-cycles>3</meta:editing-cycles>
    <meta:generator>OpenOffice.org/3.4$Win32 OpenOffice.org_project/340m1$Build-9590</meta:generator>
    <meta:document-statistic meta:table-count="0" meta:image-count="0" meta:object-count="0" meta:page-count="4" meta:paragraph-count="101" meta:word-count="1132" meta:character-count="6602"/>
  </office:meta>
</office:document-meta>
</file>